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, Helvetica, sans-serif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5.5521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5.5521in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text-properties officeooo:rsid="000673b5" officeooo:paragraph-rsid="000673b5"/>
    </style:style>
    <style:style style:name="P2" style:family="paragraph" style:parent-style-name="Standard">
      <style:text-properties officeooo:rsid="00080c06" officeooo:paragraph-rsid="00080c06"/>
    </style:style>
    <style:style style:name="P3" style:family="paragraph" style:parent-style-name="Standard">
      <style:text-properties fo:font-size="16pt" fo:font-weight="bold" officeooo:rsid="000673b5" officeooo:paragraph-rsid="000673b5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80c06" officeooo:paragraph-rsid="00080c06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Table_20_Contents">
      <style:text-properties officeooo:rsid="000d421f" officeooo:paragraph-rsid="000d421f"/>
    </style:style>
    <style:style style:name="P7" style:family="paragraph" style:parent-style-name="Table_20_Contents">
      <style:text-properties fo:font-weight="bold" officeooo:rsid="000d421f" officeooo:paragraph-rsid="000d421f" style:font-weight-asian="bold" style:font-weight-complex="bold"/>
    </style:style>
    <style:style style:name="P8" style:family="paragraph" style:parent-style-name="Standard">
      <style:text-properties fo:font-weight="bold" officeooo:rsid="0009e22a" officeooo:paragraph-rsid="0009e22a" style:font-weight-asian="bold" style:font-weight-complex="bold"/>
    </style:style>
    <style:style style:name="P9" style:family="paragraph" style:parent-style-name="Table_20_Contents">
      <style:text-properties fo:font-weight="normal" officeooo:rsid="000d421f" officeooo:paragraph-rsid="000d421f" style:font-weight-asian="normal" style:font-weight-complex="normal"/>
    </style:style>
    <style:style style:name="P10" style:family="paragraph" style:parent-style-name="Table_20_Contents">
      <style:text-properties fo:font-weight="normal" officeooo:rsid="000d421f" officeooo:paragraph-rsid="0010d304" style:font-weight-asian="normal" style:font-weight-complex="normal"/>
    </style:style>
    <style:style style:name="P11" style:family="paragraph" style:parent-style-name="Table_20_Contents">
      <style:text-properties fo:font-weight="normal" officeooo:rsid="000d421f" officeooo:paragraph-rsid="00121a15" style:font-weight-asian="normal" style:font-weight-complex="normal"/>
    </style:style>
    <style:style style:name="P12" style:family="paragraph" style:parent-style-name="Standard">
      <style:text-properties officeooo:rsid="0009e22a" officeooo:paragraph-rsid="0009e22a"/>
    </style:style>
    <style:style style:name="P13" style:family="paragraph" style:parent-style-name="Standard">
      <style:text-properties officeooo:rsid="000673b5" officeooo:paragraph-rsid="001d48c1"/>
    </style:style>
    <style:style style:name="P14" style:family="paragraph" style:parent-style-name="Standard">
      <style:text-properties fo:font-weight="normal" officeooo:rsid="0019ef06" officeooo:paragraph-rsid="001d48c1" style:font-weight-asian="normal" style:font-weight-complex="normal"/>
    </style:style>
    <style:style style:name="P15" style:family="paragraph" style:parent-style-name="Standard">
      <style:text-properties fo:font-weight="normal" officeooo:rsid="001ad964" officeooo:paragraph-rsid="001ad964" style:font-weight-asian="normal" style:font-weight-complex="normal"/>
    </style:style>
    <style:style style:name="P16" style:family="paragraph" style:parent-style-name="Table_20_Contents">
      <style:text-properties fo:font-weight="normal" officeooo:rsid="000d421f" officeooo:paragraph-rsid="0010d304" style:font-weight-asian="normal" style:font-weight-complex="normal"/>
    </style:style>
    <style:style style:name="P17" style:family="paragraph" style:parent-style-name="Table_20_Contents">
      <style:text-properties fo:font-weight="normal" officeooo:rsid="001d48c1" officeooo:paragraph-rsid="001d48c1" style:font-weight-asian="normal" style:font-weight-complex="normal"/>
    </style:style>
    <style:style style:name="P18" style:family="paragraph" style:parent-style-name="Table_20_Contents">
      <style:text-properties fo:font-weight="bold" officeooo:rsid="000d421f" officeooo:paragraph-rsid="000d421f" style:font-weight-asian="bold" style:font-weight-complex="bold"/>
    </style:style>
    <style:style style:name="P19" style:family="paragraph" style:parent-style-name="Table_20_Contents">
      <style:text-properties fo:font-weight="bold" officeooo:rsid="001d48c1" officeooo:paragraph-rsid="001d48c1" style:font-weight-asian="bold" style:font-weight-complex="bold"/>
    </style:style>
    <style:style style:name="P20" style:family="paragraph" style:parent-style-name="Table_20_Contents">
      <style:text-properties officeooo:rsid="001d48c1" officeooo:paragraph-rsid="001d48c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4c6d"/>
    </style:style>
    <style:style style:name="T3" style:family="text">
      <style:text-properties officeooo:rsid="0010d304"/>
    </style:style>
    <style:style style:name="T4" style:family="text">
      <style:text-properties officeooo:rsid="00121a15"/>
    </style:style>
    <style:style style:name="T5" style:family="text">
      <style:text-properties officeooo:rsid="0012e9d9"/>
    </style:style>
    <style:style style:name="T6" style:family="text">
      <style:text-properties officeooo:rsid="00198b68"/>
    </style:style>
    <style:style style:name="T7" style:family="text">
      <style:text-properties officeooo:rsid="0019ef06"/>
    </style:style>
    <style:style style:name="T8" style:family="text">
      <style:text-properties officeooo:rsid="001ad964"/>
    </style:style>
    <style:style style:name="T9" style:family="text">
      <style:text-properties officeooo:rsid="001d48c1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0dfecd" style:font-size-asian="16pt" style:font-weight-asian="bold" style:font-size-complex="16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Зайцев Даниил Александрович</text:p>
      <text:p text:style-name="P1"><text:span text:style-name="T1">Дата рождения:</text:span> 31.03.1995</text:p>
      <text:p text:style-name="P1"><text:span text:style-name="T1">Город:</text:span> Томск (готов к переезду)</text:p>
      <text:p text:style-name="P1"><text:span text:style-name="T1">Телефон: </text:span>+79234108063 (telegram, whatsapp)</text:p>
      <text:p text:style-name="P1"><text:span text:style-name="T1">E-mail:</text:span> <text:a xlink:type="simple" xlink:href="mailto:zdanil34@gmail.com" text:style-name="Internet_20_link" text:visited-style-name="Visited_20_Internet_20_Link">zdanil34@gmail.com</text:a></text:p>
      <text:p text:style-name="P1"/>
      <text:p text:style-name="P3">Backend-<text:span text:style-name="T3">Python</text:span>-инженер</text:p>
      <text:p text:style-name="P1">Полная занятость, <text:span text:style-name="T3">гибкий график</text:span></text:p>
      <text:p text:style-name="P1"/>
      <text:p text:style-name="P3">Опыт работы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Февраль 2020 — <text:span text:style-name="T5">Июнь 2022</text:span></text:p>
          </table:table-cell>
          <table:table-cell table:style-name="Table1.A1" office:value-type="string">
            <text:p text:style-name="P7">ООО НПК «ТЕСАРТ»</text:p>
            <text:p text:style-name="P9">Томск</text:p>
            <text:p text:style-name="P9">Проектирование радаров и измерительных комплексов</text:p>
            <text:p text:style-name="P9"/>
            <text:p text:style-name="P7">Инженер-программист</text:p>
            <text:p text:style-name="P10">- <text:span text:style-name="T2">Запуск и отладка периферийных устройств (Analog Device, Texas Instruments) с использованием различных интерфейсов UART, SPI, </text:span><text:a xlink:type="simple" xlink:href="mailto:I@C" text:style-name="Internet_20_link" text:visited-style-name="Visited_20_Internet_20_Link"><text:span text:style-name="T2">I</text:span></text:a><text:span text:style-name="T2">2C.</text:span></text:p>
            <text:p text:style-name="P11">- <text:span text:style-name="T4">Разработка ПО для SoC (ARM-FPGA) </text:span><text:span text:style-name="T3">на arm-linux </text:span><text:span text:style-name="T4">и </text:span><text:span text:style-name="T3">сервисов для управления периферийным оборудованием.</text:span></text:p>
            <text:p text:style-name="P10">- <text:span text:style-name="T4">Десктопные клиентские приложения для управления оборудованием.</text:span></text:p>
          </table:table-cell>
        </table:table-row>
        <table:table-row>
          <table:table-cell table:style-name="Table1.A1" office:value-type="string">
            <text:p text:style-name="P20">Март 2023 — н.в.</text:p>
          </table:table-cell>
          <table:table-cell table:style-name="Table1.A1" office:value-type="string">
            <text:p text:style-name="P7">АО «ИнфоТеКС»</text:p>
            <text:p text:style-name="P7"/>
            <text:p text:style-name="P19">Программист</text:p>
            <text:p text:style-name="P17">Бекэнд разработчик Python, Go</text:p>
            <text:p text:style-name="P17">- Разработка и поддержка внутренних сервисов компании.</text:p>
            <text:p text:style-name="P17">- Разработка и поддержка CI (Make+Python+Docker+TeamCity) для продуктов компании.</text:p>
          </table:table-cell>
        </table:table-row>
      </table:table>
      <text:p text:style-name="P1"/>
      <text:p text:style-name="P3">Высшее образование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2018</text:p>
          </table:table-cell>
          <table:table-cell table:style-name="Table2.A1" office:value-type="string">
            <text:p text:style-name="P7">Томский Политехнический Университет</text:p>
            <text:p text:style-name="P6">Техническая физика</text:p>
          </table:table-cell>
        </table:table-row>
      </table:table>
      <text:p text:style-name="P1"/>
      <text:p text:style-name="P13"><text:span text:style-name="T10">Профессиональные </text:span><text:span text:style-name="T11">навыки:</text:span></text:p>
      <text:p text:style-name="P13"><text:span text:style-name="T2">Язык </text:span><text:span text:style-name="T3">программирования: </text:span><text:span text:style-name="T2">Python (</text:span><text:span text:style-name="T9">fastapi, flask, aiohttp, </text:span><text:span text:style-name="T2">asyncio, pyvisa, pyqt5), </text:span><text:span text:style-name="T9">Go, Bash, Make, </text:span><text:span text:style-name="T6">SQL. </text:span></text:p>
      <text:p text:style-name="P13"><text:span text:style-name="T9">Владею: git, linux, docker, postgresql</text:span></text:p>
      <text:p text:style-name="P2"/>
      <text:p text:style-name="P4">Дополнительные сведения:</text:p>
      <text:p text:style-name="P2"><text:span text:style-name="T1">Знание языков</text:span>: Русский язык (родной), Английский язык (...)</text:p>
      <text:p text:style-name="P12">Личные качества: Легко обучаемый, ответственный.</text:p>
      <text:p text:style-name="P12"/>
      <text:p text:style-name="P8"><text:span text:style-name="T7">C</text:span>overing letter</text:p>
      <text:p text:style-name="P14"><text:soft-page-break/>Добрый день, <text:span text:style-name="T8">говоря о себе —</text:span> <text:span text:style-name="T8">занимался</text:span> программи<text:span text:style-name="T8">рованием</text:span> 2+ года, разраб<text:span text:style-name="T8">атывая</text:span> ПО для встроенных и десктопных решений. Участвовал в разработке радаров с цифровой и синтезируемой антенной решеткой, обработке цифровых сигналов, а также ПО для автоматизированных антенных измерений с использованием VISA API (широко применяемое api для научного оборудования).</text:p>
      <text:p text:style-name="P14">Для самообразования реализовал простой сервис (реализованный в 2-х вариантах на DjangoRestFramework и FastAPI) для внесения данных в локальную ЕСКД-базу данных (использовал PostgreSQL).</text:p>
      <text:p text:style-name="P14">Очень интересуюсь программированием, компьютерами (архитектура, сети), архитектур<text:span text:style-name="T8">ой </text:span>совреме<text:span text:style-name="T8">нных</text:span> приложений и используем<text:span text:style-name="T8">ыми</text:span> технолог<text:span text:style-name="T8">иями</text:span> (базы данных, брокеры сообщений, протоколы взаимодействий, микросервисы). 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, Helvetic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1:51:16.808560142</meta:creation-date>
    <dc:date>2024-01-06T23:21:57.635660535</dc:date>
    <meta:editing-duration>PT2H47M6S</meta:editing-duration>
    <meta:editing-cycles>17</meta:editing-cycles>
    <meta:generator>LibreOffice/7.5.9.2$Linux_X86_64 LibreOffice_project/50$Build-2</meta:generator>
    <meta:document-statistic meta:table-count="2" meta:image-count="0" meta:object-count="0" meta:page-count="2" meta:paragraph-count="36" meta:word-count="234" meta:character-count="1966" meta:non-whitespace-character-count="1763"/>
  </office:meta>
</office:document-meta>
</file>